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9-09" calcext:value-type="date">
            <text:p>09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NF 6429 - process. 09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0"/>
          <table:table-cell table:style-name="ce51" table:formula="of:=[.C15]-[.F15]" office:value-type="float" office:value="470" calcext:value-type="float">
            <text:p>470,00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5])" office:value-type="float" office:value="470" calcext:value-type="float">
            <text:p>47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0.407620483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0.4102030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0-01T10:56:30.770660380</dc:date>
    <meta:print-date>2019-12-10T15:22:29.903000000</meta:print-date>
    <dc:language>pt-PT</dc:language>
    <meta:editing-cycles>577</meta:editing-cycles>
    <meta:editing-duration>PT23H56M44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